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Albertus Medium" svg:font-family="'Albertus Medium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tarSymbol, 'Arial Unicode MS'" svg:font-family="'StarSymbol, 'Arial Unicode MS'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Franklin Gothic Book" svg:font-family="'Franklin Gothic Book'" style:font-family-generic="swiss" style:font-pitch="variable"/>
    <style:font-face style:name="Franklin Gothic Book1" svg:font-family="'Franklin Gothic Book'" style:font-adornments="Bold" style:font-family-generic="swiss" style:font-pitch="variable"/>
    <style:font-face style:name="Franklin Gothic Medium1" svg:font-family="'Franklin Gothic Medium'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, 'Arial Unicode MS'1" svg:font-family="'StarSymbol, 'Arial Unicode MS'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resume_5f_heading">
      <style:text-properties officeooo:paragraph-rsid="001b00a8"/>
    </style:style>
    <style:style style:name="P2" style:family="paragraph" style:parent-style-name="resume-body">
      <style:text-properties officeooo:paragraph-rsid="0016029a"/>
    </style:style>
    <style:style style:name="P3" style:family="paragraph" style:parent-style-name="resume-body">
      <style:text-properties officeooo:rsid="0017d800" officeooo:paragraph-rsid="0017d800"/>
    </style:style>
    <style:style style:name="P4" style:family="paragraph" style:parent-style-name="resume-body">
      <style:text-properties officeooo:rsid="0029b8b8" officeooo:paragraph-rsid="0029b8b8"/>
    </style:style>
    <style:style style:name="P5" style:family="paragraph" style:parent-style-name="resume-body">
      <style:text-properties officeooo:rsid="00246c6d" officeooo:paragraph-rsid="0026a48c"/>
    </style:style>
    <style:style style:name="P6" style:family="paragraph" style:parent-style-name="resume-body">
      <style:paragraph-properties fo:margin-left="0in" fo:margin-right="0in" fo:text-indent="0in" style:auto-text-indent="false">
        <style:tab-stops>
          <style:tab-stop style:position="2.4339in"/>
        </style:tab-stops>
      </style:paragraph-properties>
      <style:text-properties officeooo:rsid="000bd51c" officeooo:paragraph-rsid="00159500"/>
    </style:style>
    <style:style style:name="P7" style:family="paragraph" style:parent-style-name="resume-second_5f_heading">
      <style:text-properties officeooo:paragraph-rsid="001b00a8"/>
    </style:style>
    <style:style style:name="P8" style:family="paragraph" style:parent-style-name="resume-second_5f_heading">
      <style:text-properties officeooo:rsid="00233323" officeooo:paragraph-rsid="00233323"/>
    </style:style>
    <style:style style:name="P9" style:family="paragraph" style:parent-style-name="resume-synopsis">
      <style:text-properties officeooo:rsid="0023edd7" officeooo:paragraph-rsid="00226400"/>
    </style:style>
    <style:style style:name="P10" style:family="paragraph" style:parent-style-name="resume-top_5f_heading">
      <style:paragraph-properties fo:margin-top="0.1528in" fo:margin-bottom="0.0417in" loext:contextual-spacing="false" fo:text-align="justify" style:justify-single-word="false"/>
      <style:text-properties officeooo:paragraph-rsid="00226400"/>
    </style:style>
    <style:style style:name="P11" style:family="paragraph" style:parent-style-name="resume-top_5f_heading">
      <style:paragraph-properties fo:margin-top="0in" fo:margin-bottom="0.0417in" loext:contextual-spacing="false" fo:text-align="justify" fo:text-align-last="justify" style:justify-single-word="false"/>
      <style:text-properties officeooo:paragraph-rsid="00226400"/>
    </style:style>
    <style:style style:name="P12" style:family="paragraph" style:parent-style-name="resume-body" style:list-style-name="L5">
      <style:text-properties officeooo:rsid="0029b8b8" officeooo:paragraph-rsid="0029b8b8"/>
    </style:style>
    <style:style style:name="P13" style:family="paragraph" style:parent-style-name="resume-body" style:list-style-name="L7">
      <style:paragraph-properties fo:line-height="100%"/>
      <style:text-properties officeooo:paragraph-rsid="0016029a"/>
    </style:style>
    <style:style style:name="P14" style:family="paragraph" style:parent-style-name="resume-top_5f_heading" style:master-page-name="Standard">
      <style:paragraph-properties fo:margin-top="0in" fo:margin-bottom="0in" loext:contextual-spacing="false" fo:text-align="start" style:justify-single-word="false" style:page-number="auto"/>
      <style:text-properties fo:font-variant="normal" fo:text-transform="none" style:font-name="Franklin Gothic Medium1" fo:font-size="24pt" fo:language="en" fo:country="US" fo:font-style="normal" fo:font-weight="bold" officeooo:rsid="003cedf9" officeooo:paragraph-rsid="003cedf9" style:font-size-asian="24pt" style:font-style-asian="normal" style:font-weight-asian="bold" style:font-size-complex="24pt"/>
    </style:style>
    <style:style style:name="P15" style:family="paragraph" style:parent-style-name="resume-body-bullet" style:list-style-name="L2"/>
    <style:style style:name="P16" style:family="paragraph" style:parent-style-name="resume-body-bullet" style:list-style-name="L2">
      <style:paragraph-properties>
        <style:tab-stops/>
      </style:paragraph-properties>
    </style:style>
    <style:style style:name="P17" style:family="paragraph" style:parent-style-name="resume-body-bullet" style:list-style-name="L2">
      <style:paragraph-properties>
        <style:tab-stops/>
      </style:paragraph-properties>
      <style:text-properties officeooo:rsid="0016029a"/>
    </style:style>
    <style:style style:name="P18" style:family="paragraph" style:parent-style-name="resume-body-bullet" style:list-style-name="L3"/>
    <style:style style:name="P19" style:family="paragraph" style:parent-style-name="resume-body-bullet" style:list-style-name="L3">
      <style:text-properties officeooo:paragraph-rsid="00316b53"/>
    </style:style>
    <style:style style:name="P20" style:family="paragraph" style:parent-style-name="resume-body-bullet" style:list-style-name="L4"/>
    <style:style style:name="P21" style:family="paragraph" style:parent-style-name="resume-body-bullet" style:list-style-name="L4">
      <style:text-properties officeooo:paragraph-rsid="001b00a8" style:language-complex="en" style:country-complex="US"/>
    </style:style>
    <style:style style:name="P22" style:family="paragraph" style:parent-style-name="resume-body-bullet" style:list-style-name="L6">
      <style:paragraph-properties fo:line-height="100%"/>
      <style:text-properties officeooo:paragraph-rsid="0016029a" style:language-complex="en" style:country-complex="US"/>
    </style:style>
    <style:style style:name="P23" style:family="paragraph" style:parent-style-name="resume-body-bullet" style:list-style-name="L6"/>
    <style:style style:name="P24" style:family="paragraph" style:parent-style-name="resume-body-bullet" style:list-style-name="L1" style:master-page-name="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age-number="auto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paragraph-rsid="003c3d76" fo:hyphenate="false" fo:hyphenation-remain-char-count="2" fo:hyphenation-push-char-count="2"/>
    </style:style>
    <style:style style:name="P25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paragraph-rsid="0035e46e" fo:hyphenate="false" fo:hyphenation-remain-char-count="2" fo:hyphenation-push-char-count="2"/>
    </style:style>
    <style:style style:name="P27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paragraph-rsid="003af2f0" fo:hyphenate="false" fo:hyphenation-remain-char-count="2" fo:hyphenation-push-char-count="2"/>
    </style:style>
    <style:style style:name="P28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paragraph-rsid="003c3d76" fo:hyphenate="false" fo:hyphenation-remain-char-count="2" fo:hyphenation-push-char-count="2"/>
    </style:style>
    <style:style style:name="P29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rsid="00316b53" officeooo:paragraph-rsid="0035e46e" fo:hyphenate="false" fo:hyphenation-remain-char-count="2" fo:hyphenation-push-char-count="2"/>
    </style:style>
    <style:style style:name="P30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rsid="00316b53" officeooo:paragraph-rsid="00316b53" fo:hyphenate="false" fo:hyphenation-remain-char-count="2" fo:hyphenation-push-char-count="2"/>
    </style:style>
    <style:style style:name="P31" style:family="paragraph" style:parent-style-name="resume-body-bullet" style:list-style-name="L1">
      <style:paragraph-properties fo:margin-left="0.2071in" fo:margin-right="0in" fo:margin-top="0in" fo:margin-bottom="0in" loext:contextual-spacing="false" style:line-height-at-least="0.0098in" fo:text-align="start" style:justify-single-word="false" fo:orphans="2" fo:widows="2" fo:hyphenation-ladder-count="no-limit" style:register-true="true" fo:text-indent="-0.1083in" style:auto-text-indent="false" style:punctuation-wrap="hanging" style:writing-mode="lr-tb">
        <style:tab-stops>
          <style:tab-stop style:position="0.3362in"/>
          <style:tab-stop style:position="0.8362in"/>
          <style:tab-stop style:position="1in"/>
        </style:tab-stops>
      </style:paragraph-properties>
      <style:text-properties officeooo:rsid="0032a458" officeooo:paragraph-rsid="0032a458" fo:hyphenate="false" fo:hyphenation-remain-char-count="2" fo:hyphenation-push-char-count="2"/>
    </style:style>
    <style:style style:name="P32" style:family="paragraph" style:parent-style-name="resume_5f_heading">
      <style:paragraph-properties fo:break-before="page"/>
      <style:text-properties officeooo:rsid="003de513" officeooo:paragraph-rsid="002fad0e"/>
    </style:style>
    <style:style style:name="P33" style:family="paragraph" style:parent-style-name="resume-synopsis_20_unjustified">
      <style:text-properties officeooo:paragraph-rsid="001b00a8"/>
    </style:style>
    <style:style style:name="P34" style:family="paragraph" style:parent-style-name="resume-synopsis_20_unjustified">
      <style:text-properties officeooo:paragraph-rsid="0035e46e"/>
    </style:style>
    <style:style style:name="T1" style:family="text">
      <style:text-properties fo:font-variant="normal" fo:text-transform="none" fo:color="#00000a" style:text-line-through-style="none" style:text-line-through-type="none" style:font-name="Arial1" fo:font-size="12pt" fo:language="en" fo:country="US" fo:font-style="normal" style:text-underline-style="none" fo:font-weight="normal" officeooo:rsid="00394796" style:text-blinking="false" style:font-size-asian="12pt" style:font-style-asian="normal" style:font-weight-asian="normal" style:font-size-complex="12pt" style:language-complex="en" style:country-complex="US" style:font-weight-complex="normal"/>
    </style:style>
    <style:style style:name="T2" style:family="text"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officeooo:rsid="00226400" style:text-blinking="false" style:font-size-asian="12pt" style:font-style-asian="normal" style:font-weight-asian="normal" style:font-size-complex="12pt" style:font-weight-complex="normal"/>
    </style:style>
    <style:style style:name="T3" style:family="text"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officeooo:rsid="00223b14" style:text-blinking="false" style:font-size-asian="12pt" style:font-style-asian="normal" style:font-weight-asian="normal" style:font-size-complex="12pt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893ea"/>
    </style:style>
    <style:style style:name="T6" style:family="text">
      <style:text-properties officeooo:rsid="0008f60e"/>
    </style:style>
    <style:style style:name="T7" style:family="text">
      <style:text-properties officeooo:rsid="0010a3dc"/>
    </style:style>
    <style:style style:name="T8" style:family="text">
      <style:text-properties officeooo:rsid="00141c6c"/>
    </style:style>
    <style:style style:name="T9" style:family="text">
      <style:text-properties officeooo:rsid="00159500"/>
    </style:style>
    <style:style style:name="T10" style:family="text">
      <style:text-properties officeooo:rsid="0016029a"/>
    </style:style>
    <style:style style:name="T11" style:family="text">
      <style:text-properties officeooo:rsid="0017d800"/>
    </style:style>
    <style:style style:name="T12" style:family="text">
      <style:text-properties officeooo:rsid="001959b0"/>
    </style:style>
    <style:style style:name="T13" style:family="text">
      <style:text-properties officeooo:rsid="001b00a8"/>
    </style:style>
    <style:style style:name="T14" style:family="text">
      <style:text-properties officeooo:rsid="001dd4fd"/>
    </style:style>
    <style:style style:name="T15" style:family="text">
      <style:text-properties officeooo:rsid="002152ab"/>
    </style:style>
    <style:style style:name="T16" style:family="text">
      <style:text-properties officeooo:rsid="00223b14"/>
    </style:style>
    <style:style style:name="T17" style:family="text">
      <style:text-properties officeooo:rsid="002784b3"/>
    </style:style>
    <style:style style:name="T18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officeooo:rsid="002871fd"/>
    </style:style>
    <style:style style:name="T20" style:family="text">
      <style:text-properties officeooo:rsid="002cff84"/>
    </style:style>
    <style:style style:name="T21" style:family="text">
      <style:text-properties officeooo:rsid="00316b53"/>
    </style:style>
    <style:style style:name="T22" style:family="text">
      <style:text-properties officeooo:rsid="0035e46e"/>
    </style:style>
    <style:style style:name="T23" style:family="text">
      <style:text-properties officeooo:rsid="0037b2b4"/>
    </style:style>
    <style:style style:name="T24" style:family="text">
      <style:text-properties officeooo:rsid="00394796"/>
    </style:style>
    <style:style style:name="T25" style:family="text">
      <style:text-properties officeooo:rsid="003af2f0"/>
    </style:style>
    <style:style style:name="T26" style:family="text">
      <style:text-properties officeooo:rsid="003c3d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hristopher C. Petro</text:p>
      <text:p text:style-name="P11"><text:a xlink:type="simple" xlink:href="mailto:petro+nj@cpetro.us" text:style-name="Internet_20_link" text:visited-style-name="Visited_20_Internet_20_Link"><text:span text:style-name="Internet_20_link"><text:span text:style-name="T2">petro</text:span></text:span></text:a><text:a xlink:type="simple" xlink:href="mailto:petro+nj@cpetro.us" text:style-name="Internet_20_link" text:visited-style-name="Visited_20_Internet_20_Link"><text:span text:style-name="Internet_20_link"><text:span text:style-name="T3">+</text:span></text:span></text:a><text:a xlink:type="simple" xlink:href="mailto:petro+nj@cpetro.us" text:style-name="Internet_20_link" text:visited-style-name="Visited_20_Internet_20_Link"><text:span text:style-name="Internet_20_link"><text:span text:style-name="T18">nj@cpetro.us</text:span></text:span></text:a><text:span text:style-name="Internet_20_link"><text:span text:style-name="T2"> </text:span></text:span><text:span text:style-name="Internet_20_link"><text:span text:style-name="T1">720-446-9903</text:span></text:span></text:p>
      <text:p text:style-name="P10">Employment History</text:p>
      <text:p text:style-name="P8">October 2015 to Present: Atayo Systems/MBI Solutions, <text:span text:style-name="T25">Team Lead, Utility Infielder, Developer, ersatz PM </text:span></text:p>
      <text:p text:style-name="P5">Team lead for the Developer Support <text:span text:style-name="T23">and Application Support teams</text:span>. MBI <text:span text:style-name="T23">is working with </text:span>Blue Shield of <text:span text:style-name="T23">California to build a data warehouse using the </text:span>Netezza <text:span text:style-name="T25">a</text:span>pplianc<text:span text:style-name="T23">e. The </text:span>Dev Support support<text:span text:style-name="T23">s</text:span> the developers <text:span text:style-name="T23">in that</text:span> effor<text:span text:style-name="T23">t by handling most of the non-development tasks. </text:span></text:p>
      <text:list xml:id="list5563134831168171715" text:style-name="L1">
        <text:list-item>
          <text:p text:style-name="P24"><text:span text:style-name="T25">Developed workflow, including custom processing in bash, and SQL for ingesting files into data warehouse</text:span></text:p>
        </text:list-item>
        <text:list-item>
          <text:p text:style-name="P28"><text:span text:style-name="T25">Assist where needed in the troubleshooting and development of application infrastructure code</text:span></text:p>
        </text:list-item>
        <text:list-item>
          <text:p text:style-name="P27">Work with developers to define goals, determine needs and focus and refine processes</text:p>
        </text:list-item>
        <text:list-item>
          <text:p text:style-name="P26">Work with external groups and service providers to meet those goals and needs as well as acquiring resources </text:p>
        </text:list-item>
        <text:list-item>
          <text:p text:style-name="P29">Write and maintain monitoring and information gathering scripts in Bash and Python</text:p>
        </text:list-item>
        <text:list-item>
          <text:p text:style-name="P30">Work with other organizations at <text:span text:style-name="T23">BSC</text:span> to develop, maintain processes and resolve problems</text:p>
        </text:list-item>
        <text:list-item>
          <text:p text:style-name="P31"><text:span text:style-name="T23">Lead and managed</text:span> the Application Support team <text:span text:style-name="T26">(April ‘16 to April ‘17)</text:span></text:p>
        </text:list-item>
        <text:list-item>
          <text:p text:style-name="P25">Mentor and lead both junior team members, peers, management and senior developers</text:p>
        </text:list-item>
      </text:list>
      <text:p text:style-name="resume-second_5f_heading"><text:span text:style-name="T6">March 2014</text:span> to <text:span text:style-name="T16">October 2015</text:span>: <text:span text:style-name="T6">Teksystems/Comcast Inc.</text:span>, Senior Linux Administrator</text:p>
      <text:p text:style-name="P6"><text:span text:style-name="T11">Member of the operations </text:span>team managing of Comcast's <text:span text:style-name="T8">IP based </text:span>Content Distribution Networks <text:span text:style-name="T10">(CDN)</text:span></text:p>
      <text:list xml:id="list8088975451862808425" text:style-name="L2">
        <text:list-item>
          <text:p text:style-name="P16"><text:span text:style-name="T9">D</text:span>eploying and managing servers (Centos 6.x on HP <text:span text:style-name="T10">&amp;</text:span> Dell hardware) using <text:span text:style-name="T20">custom kickstart &amp;</text:span> puppet.</text:p>
        </text:list-item>
        <text:list-item>
          <text:p text:style-name="P15">Troubleshooting the CDN and Traffic Control (a Comcast written open source control plane for Apache Traffic server <text:a xlink:type="simple" xlink:href="http://traffic-control-cdn.net/" text:style-name="Internet_20_link" text:visited-style-name="Visited_20_Internet_20_Link">http://traffic-control-cdn.net/</text:a>).</text:p>
        </text:list-item>
        <text:list-item>
          <text:p text:style-name="P16"><text:span text:style-name="T9">W</text:span>riting <text:span text:style-name="T10">&amp;</text:span> fixing scripts(<text:span text:style-name="T21">B</text:span>ash, Perl, Python) <text:span text:style-name="T9">for automation</text:span> <text:span text:style-name="T9">including using Traffic Control API </text:span></text:p>
        </text:list-item>
        <text:list-item>
          <text:p text:style-name="P16"><text:span text:style-name="T9">Worked with the engineering team to provide b</text:span>ug fixes, feature enhancements <text:span text:style-name="T9">and documentation for Traffic Control</text:span> in Perl <text:span text:style-name="T9">(listed as a Contributor to Traffic Control)</text:span></text:p>
        </text:list-item>
        <text:list-item>
          <text:p text:style-name="P17">Helped manage the development environment, budgeting &amp; ordering of new equipment</text:p>
        </text:list-item>
      </text:list>
      <text:p text:style-name="resume-second_5f_heading">July 2013 to <text:span text:style-name="T5">Dec 2013</text:span>: Robert Half Technologies/Viasat, Contract Senior Linux Administrato<text:span text:style-name="T11">r</text:span></text:p>
      <text:p text:style-name="P3"><text:span text:style-name="T21">Assisted the</text:span> Back Office Operations team.</text:p>
      <text:list xml:id="list6758408201277989493" text:style-name="L3">
        <text:list-item>
          <text:p text:style-name="P19"><text:span text:style-name="T14">S</text:span>erver provisioning with Cobbler <text:span text:style-name="T9">including template customization with Cheeta</text:span></text:p>
        </text:list-item>
        <text:list-item>
          <text:p text:style-name="P18"><text:span text:style-name="T9">Installation with kickstart &amp; configuration management with </text:span>Puppet</text:p>
        </text:list-item>
        <text:list-item>
          <text:p text:style-name="P18">Python and Bash scripting as well as process documentation</text:p>
        </text:list-item>
      </text:list>
      <text:p text:style-name="resume-second_5f_heading">November 2010 to December 2012: Raytheon IIS, Senior Technologist I</text:p>
      <text:p text:style-name="P2">Provided System Administration (Unix, Red Hat Linux variants, etc.) in Alice Springs, <text:span text:style-name="T20">Australia</text:span> to the <text:span text:style-name="T20">Operations and Maintenance </text:span>organization (abo<text:span text:style-name="T24">ut</text:span> 7 months) and to an R&amp;D lab (17 months)</text:p>
      <text:list xml:id="list2624268838678477393" text:style-name="L4">
        <text:list-item>
          <text:p text:style-name="P20">Worked with site security on integrating a new firewall <text:span text:style-name="T10">&amp;</text:span> security audits.</text:p>
        </text:list-item>
        <text:list-item>
          <text:p text:style-name="P20">Assisted with budgeting <text:span text:style-name="T10">&amp;</text:span> resource/purchase prioritization</text:p>
        </text:list-item>
        <text:list-item>
          <text:p text:style-name="P20">Worked with multinational team <text:span text:style-name="T10">&amp;</text:span> coordinated between organizations<text:span text:style-name="T24">s</text:span> on three continents.</text:p>
        </text:list-item>
        <text:list-item>
          <text:p text:style-name="P21">Provided <text:span text:style-name="T13">advanced </text:span>support to researchers <text:span text:style-name="T10">&amp;</text:span> analysts</text:p>
        </text:list-item>
      </text:list>
      <text:p text:style-name="resume-second_5f_heading">March 2010 to July 2010: Vendio Services, Inc. Contract Linux/Unix Systems Administration</text:p>
      <text:p text:style-name="P4">Assisted Vendio with clean up and integration work during a transitional period. Company was sold to Alibaba. </text:p>
      <text:list xml:id="list5057909866132263346" text:style-name="L5">
        <text:list-item>
          <text:p text:style-name="P12">Deep troubleshooting of ongoing problems relating to integration of very dissimilar networks </text:p>
        </text:list-item>
        <text:list-item>
          <text:p text:style-name="P12">Reported on underlying issues directly to CTO. </text:p>
        </text:list-item>
      </text:list>
      <text:p text:style-name="resume-second_5f_heading">November 08 to November 09: <text:span text:style-name="Emphasis"><text:span text:style-name="T4">Raytheon</text:span></text:span> Intl. Sup Co., Senior Technologist II (Baghdad, Iraq)</text:p>
      <text:list xml:id="list6982298968330865532" text:style-name="L6">
        <text:list-item>
          <text:p text:style-name="P23"><text:span text:style-name="T10">I</text:span>nstall and supporting VMWare ESX <text:span text:style-name="T10">&amp;</text:span> Virtual Center at over 9 sites around Iraq for <text:span text:style-name="T10">Centcom</text:span></text:p>
        </text:list-item>
        <text:list-item>
          <text:p text:style-name="P22">Mentored and provided leadership to junior employees</text:p>
        </text:list-item>
      </text:list>
      <text:p text:style-name="resume-second_5f_heading">September 07 to November 08: Consulting and Contracting</text:p>
      <text:list xml:id="list4669473755196953481" text:style-name="L7">
        <text:list-item>
          <text:p text:style-name="P13"><text:span text:style-name="T10">S</text:span>upport for VMWare's ESX/Virtual Infrastructure to Single Point Of Contact</text:p>
        </text:list-item>
        <text:list-item>
          <text:p text:style-name="P13">Linux, Unix, and VMWare/Virtualization support to Saratoga Data Systems</text:p>
        </text:list-item>
      </text:list>
      <text:p text:style-name="P32">Technical Synopsis</text:p>
      <text:p text:style-name="resume-synopsis_20_unjustified">Experience working in a 24×7 and “Mission Critical” operations environments ranging from Silicon Valley startups to DoD data centers and research labs, with the majority of the experience being <text:s/>Linux based systems (<text:span text:style-name="T7">Predominately Red Hat, Centos and Debian/Ubuntu) and </text:span>VMWare ESX. </text:p>
      <text:p text:style-name="resume-synopsis_20_unjustified">Several years experience in running small to mid-sized (5 to <text:span text:style-name="T12">6</text:span>00<text:span text:style-name="T24">s</text:span> server) Internet sites, as well as some experience large sites (5k servers), multi-site networks, internal IT and help desk/Technical Support. </text:p>
      <text:p text:style-name="resume-synopsis_20_unjustified">Worked with switches including the Cisco <text:span text:style-name="T17">and Juniper. M</text:span>ost of the experience is in vlan/switchport configuration and troubleshooting. <text:span text:style-name="T19">Also LACP bonding on both server and switch/router side.</text:span></text:p>
      <text:p text:style-name="resume-synopsis_20_unjustified"><text:span text:style-name="T22">Installation and troubleshooting on </text:span>various SANs <text:span text:style-name="T17">and NASs</text:span> (EMC, HP, NetApp).</text:p>
      <text:p text:style-name="resume-synopsis_20_unjustified">Experience working with Big Data/BI Developers and Operations.</text:p>
      <text:p text:style-name="resume-synopsis_20_unjustified">Experience in security hardening and risk management, both in civilian and DoD settings.</text:p>
      <text:p text:style-name="resume-synopsis_20_unjustified">Experience with many <text:span text:style-name="T17">network protocols</text:span> including SMTP, HTTP, DNS. <text:span text:style-name="T13">E</text:span>xperience with NFS, and SAMBA/<text:span text:style-name="T13">CIFS.</text:span> Experience with NIS and LDAP <text:span text:style-name="T17">(enough exposure to Active Directory to have acquired immunity)</text:span>. Utilized Linux and OpenBSD to implement Proxies, Caching Web Proxies (with Squid <text:span text:style-name="T13">and Apache Traffic Server</text:span>) and firewalls (Linux's IP Tables and Secure Computing's Sidewinder). <text:span text:style-name="T13">N</text:span>etwork monitoring <text:span text:style-name="T13">with Nagios</text:span>, including writing <text:span text:style-name="T19">p</text:span>lugins. Experience with both Hardware &amp; Software RAID and LVM on Linux. Implemented various archive, backup and DR strategies—including the use of Veritas NetBackup. Created Kickstart install servers and configurations.</text:p>
      <text:p text:style-name="resume-synopsis_20_unjustified">Experience administrating both Mysql and PostgreSQL, including some limited database development. <text:span text:style-name="T25">Some work with IBM’s Netezza data warehouse appliance. Some experience with SQL, up to the level of basic joins. </text:span></text:p>
      <text:p text:style-name="resume-synopsis_20_unjustified">Proficient in BASH and Python scripting, <text:span text:style-name="T17">less so in Perl and PHP. Some exposure to C, C++, and Java.</text:span> <text:span text:style-name="T15">E</text:span>xperience<text:span text:style-name="T15">d with</text:span> building software, both from packages and from source code. <text:span text:style-name="T15">E</text:span>xperience with Puppet, Cobbler and similar technologies. </text:p>
      <text:p text:style-name="P1">Certifications</text:p>
      <text:p text:style-name="P34">CISSP</text:p>
      <text:p text:style-name="P34">CompTIA: A+, Net+, Security+</text:p>
      <text:p text:style-name="P33">VMWare: VCP 2.5 and 3.0 <text:span text:style-name="T17">(expired and not used in a while). </text:span></text:p>
      <text:p text:style-name="P1">Education</text:p>
      <text:p text:style-name="P7">School of the Art Institute of Chicago</text:p>
      <text:p text:style-name="P33">Earned a Bachelors of Fine Arts. Studies focused on Graphic Design and Art &amp; Technology.</text:p>
      <text:p text:style-name="P1">Clearances</text:p>
      <text:p text:style-name="P9">Was formerly cleared to Top Secret. <text:span text:style-name="T23">Expired in 2013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Lucida Sans1" svg:font-family="'Lucida Sans'" style:font-family-generic="swiss"/>
    <style:font-face style:name="Albertus Medium" svg:font-family="'Albertus Medium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tarSymbol, 'Arial Unicode MS'" svg:font-family="'StarSymbol, 'Arial Unicode MS'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Franklin Gothic Book" svg:font-family="'Franklin Gothic Book'" style:font-family-generic="swiss" style:font-pitch="variable"/>
    <style:font-face style:name="Franklin Gothic Book1" svg:font-family="'Franklin Gothic Book'" style:font-adornments="Bold" style:font-family-generic="swiss" style:font-pitch="variable"/>
    <style:font-face style:name="Franklin Gothic Medium1" svg:font-family="'Franklin Gothic Medium'" style:font-family-generic="swiss" style:font-pitch="variable"/>
    <style:font-face style:name="Franklin Gothic Medium" svg:font-family="'Franklin Gothic Medium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, 'Arial Unicode MS'1" svg:font-family="'StarSymbol, 'Arial Unicode MS'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0693in" fo:orphans="2" fo:widows="2" fo:hyphenation-ladder-count="no-limit" style:punctuation-wrap="hanging" style:writing-mode="lr-tb">
        <style:tab-stops>
          <style:tab-stop style:position="0.5in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family-generic-asian="system" style:font-pitch-asian="variable" style:font-size-asian="12pt" style:language-asian="en" style:country-asian="US" style:font-name-complex="Times New Roman3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7pt" fo:font-weight="bold" style:font-name-asian="Arial3" style:font-family-asian="Arial" style:font-family-generic-asian="system" style:font-pitch-asian="variable" style:font-size-asian="17pt" style:font-weight-asian="bold" style:font-name-complex="Arial3" style:font-family-complex="Arial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orphans="0" fo:widows="0" fo:hyphenation-ladder-count="no-limit" style:punctuation-wrap="hanging">
        <style:tab-stops>
          <style:tab-stop style:position="0.5in"/>
        </style:tab-stops>
      </style:paragraph-properties>
      <style:text-properties fo:color="#00000a" style:font-name="Times New Roman1" fo:font-family="'Times New Roman'" style:font-family-generic="swiss" style:font-pitch="variable" fo:font-size="18pt" fo:language="de" fo:country="DE" fo:font-weight="bold" style:font-name-asian="Lucida Sans Unicode" style:font-family-asian="'Lucida Sans Unicode'" style:font-family-generic-asian="system" style:font-pitch-asian="variable" style:font-size-asian="18pt" style:language-asian="en" style:country-asian="US" style:font-weight-asian="bold" style:font-name-complex="Tahoma" style:font-family-complex="Tahoma" style:font-family-generic-complex="system" style:font-pitch-complex="variable" style:font-size-complex="18pt" style:language-complex="ar" style:country-complex="SA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835in" fo:margin-bottom="0in" loext:contextual-spacing="false" style:line-height-at-least="0.0693in"/>
      <style:text-properties style:font-name="Arial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WW-Heading" style:family="paragraph" style:parent-style-name="Standard" style:default-outline-level="">
      <style:paragraph-properties fo:margin-top="0.1665in" fo:margin-bottom="0.196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WW-Heading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WW-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 style:default-outline-level="">
      <style:paragraph-properties text:number-lines="false" text:line-number="0"/>
    </style:style>
    <style:style style:name="WW-Quotations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WW-List_20_Contents" style:display-name="WW-List Contents" style:family="paragraph" style:parent-style-name="Standard" style:default-outline-level="">
      <style:paragraph-properties fo:margin-left="0.3937in" fo:margin-right="0in" fo:margin-top="0in" fo:margin-bottom="0in" loext:contextual-spacing="false" fo:text-indent="0in" style:auto-text-indent="false"/>
    </style:style>
    <style:style style:name="WW-Heading1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WW-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 style:default-outline-level="">
      <style:paragraph-properties text:number-lines="false" text:line-number="0"/>
    </style:style>
    <style:style style:name="WW-Quotations1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WW-List_20_Contents1" style:display-name="WW-List Contents1" style:family="paragraph" style:parent-style-name="Standard" style:default-outline-level="">
      <style:paragraph-properties fo:margin-left="0.3937in" fo:margin-right="0in" fo:margin-top="0in" fo:margin-bottom="0in" loext:contextual-spacing="false" fo:text-indent="0in" style:auto-text-indent="false"/>
    </style:style>
    <style:style style:name="WW-Caption1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 style:default-outline-level="">
      <style:paragraph-properties text:number-lines="false" text:line-number="0"/>
    </style:style>
    <style:style style:name="WW-Quotations11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WW-List_20_Contents11" style:display-name="WW-List Contents11" style:family="paragraph" style:parent-style-name="Standard" style:default-outline-level="">
      <style:paragraph-properties fo:margin-left="0.3937in" fo:margin-right="0in" fo:margin-top="0in" fo:margin-bottom="0in" loext:contextual-spacing="false" fo:text-indent="0in" style:auto-text-indent="false"/>
    </style:style>
    <style:style style:name="Block_20_Text" style:display-name="Block Text" style:family="paragraph" style:parent-style-name="Standard" style:default-outline-level="">
      <style:paragraph-properties fo:margin-left="0.25in" fo:margin-right="1in" fo:margin-top="0in" fo:margin-bottom="0.0819in" loext:contextual-spacing="false" fo:text-indent="0in" style:auto-text-indent="false"/>
    </style:style>
    <style:style style:name="Box_20_List" style:display-name="Box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Bullet_20_List" style:display-name="Bullet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 fo:margin-top="0in" fo:margin-bottom="0in" loext:contextual-spacing="false">
        <style:tab-stops>
          <style:tab-stop style:position="0.2992in"/>
        </style:tab-stops>
      </style:paragraph-properties>
      <style:text-properties style:font-name="Times New Roman" fo:font-family="'Times New Roman'" style:font-family-generic="roman" style:font-pitch="variable" fo:font-size="12pt" fo:font-weight="normal" style:font-name-asian="Lucida Sans Unicode" style:font-family-asian="'Lucida Sans Unicode'" style:font-family-generic-asian="system" style:font-pitch-asian="variable" style:font-size-asian="12pt" style:font-weight-asian="normal" style:font-name-complex="Tahoma" style:font-family-complex="Tahoma" style:font-family-generic-complex="system" style:font-pitch-complex="variable" style:font-size-complex="12pt" style:font-weight-complex="normal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Dashed_20_List" style:display-name="Dashe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Diamond_20_List" style:display-name="Diamon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Hand_20_List" style:display-name="Han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Heart_20_List" style:display-name="Heart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Implies_20_List" style:display-name="Implies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Numbered_20_List" style:display-name="Numbere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Lower_20_Case_20_List" style:display-name="Lower Case List" style:family="paragraph" style:parent-style-name="Numbered_20_List" style:default-outline-level=""/>
    <style:style style:name="Lower_20_Roman_20_List" style:display-name="Lower Roman List" style:family="paragraph" style:parent-style-name="Standard" style:default-outline-level="">
      <style:paragraph-properties fo:margin-left="0.5in" fo:margin-right="0in" fo:margin-top="0in" fo:margin-bottom="0in" loext:contextual-spacing="false" fo:text-indent="-0.2992in" style:auto-text-indent="false"/>
      <style:text-properties style:font-name-asian="Lucida Sans Unicode" style:font-family-asian="'Lucida Sans Unicode'" style:font-family-generic-asian="system" style:font-pitch-asian="variable" style:font-name-complex="Tahoma" style:font-family-complex="Tahoma" style:font-family-generic-complex="system" style:font-pitch-complex="variable"/>
    </style:style>
    <style:style style:name="Numbered_20_Heading_20_2" style:display-name="Numbered Heading 2" style:family="paragraph" style:parent-style-name="Heading_20_2" style:default-outline-level="">
      <style:paragraph-properties fo:margin-top="0in" fo:margin-bottom="0in" loext:contextual-spacing="false">
        <style:tab-stops>
          <style:tab-stop style:position="0.2992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3" style:display-name="Numbered Heading 3" style:family="paragraph" style:parent-style-name="Heading_20_3" style:default-outline-level="">
      <style:paragraph-properties fo:margin-top="0in" fo:margin-bottom="0in" loext:contextual-spacing="false">
        <style:tab-stops>
          <style:tab-stop style:position="0.2992in"/>
        </style:tab-stops>
      </style:paragraph-properties>
      <style:text-properties style:font-name="Times New Roman" fo:font-family="'Times New Roman'" style:font-family-generic="roman" style:font-pitch="variable" fo:font-weight="normal" style:font-name-asian="Lucida Sans Unicode" style:font-family-asian="'Lucida Sans Unicode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Star_20_List" style:display-name="Star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Tick_20_List" style:display-name="Tick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Triangle_20_List" style:display-name="Triangle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Upper_20_Case_20_List" style:display-name="Upper Case List" style:family="paragraph" style:parent-style-name="Numbered_20_List" style:default-outline-level=""/>
    <style:style style:name="Upper_20_Roman_20_List" style:display-name="Upper Roman List" style:family="paragraph" style:parent-style-name="Numbered_20_List" style:default-outline-level=""/>
    <style:style style:name="resume-body" style:family="paragraph" style:default-outline-level="" style:master-page-name="">
      <style:paragraph-properties fo:margin-left="0in" fo:margin-right="0in" fo:margin-top="0.0598in" fo:margin-bottom="0.0598in" loext:contextual-spacing="true" style:line-height-at-least="0.0799in" fo:text-align="justify" style:justify-single-word="false" fo:orphans="2" fo:widows="2" fo:hyphenation-ladder-count="no-limit" style:register-true="true" fo:text-indent="0in" style:auto-text-indent="false" style:page-number="auto" style:punctuation-wrap="hanging" style:writing-mode="lr-tb">
        <style:tab-stops>
          <style:tab-stop style:position="1in"/>
        </style:tab-stops>
      </style:paragraph-properties>
      <style:text-properties fo:color="#00000a" style:font-name="Times New Roman2" fo:font-family="'Times New Roman'" style:font-style-name="Regular" style:font-family-generic="roman" style:font-pitch="variable" fo:font-size="10pt" fo:letter-spacing="0.0028in" fo:language="en" fo:country="US" style:font-name-asian="Lucida Sans Unicode" style:font-family-asian="'Lucida Sans Unicode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resume-top_5f_heading" style:display-name="resume-top_heading" style:family="paragraph" style:default-outline-level="">
      <style:paragraph-properties fo:margin-top="0in" fo:margin-bottom="0in" loext:contextual-spacing="false" fo:text-align="justify" style:justify-single-word="false" fo:orphans="2" fo:widows="2" fo:hyphenation-ladder-count="no-limit" style:punctuation-wrap="hanging" style:writing-mode="lr-tb">
        <style:tab-stops>
          <style:tab-stop style:position="0.5in"/>
        </style:tab-stops>
      </style:paragraph-properties>
      <style:text-properties fo:color="#00000a" style:font-name="Franklin Gothic Medium" fo:font-family="'Franklin Gothic Medium'" style:font-style-name="Regular" style:font-family-generic="swiss" style:font-pitch="variable" fo:font-size="14pt" fo:language="en" fo:country="US" fo:font-weight="600" style:font-name-asian="Lucida Sans Unicode" style:font-family-asian="'Lucida Sans Unicode'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resume-second_5f_heading" style:display-name="resume-second_heading" style:family="paragraph" style:parent-style-name="resume-top_5f_heading" style:next-style-name="resume-body" style:default-outline-level="" style:master-page-name="">
      <style:paragraph-properties fo:margin-top="0.0799in" fo:margin-bottom="0.0201in" loext:contextual-spacing="false" fo:text-align="justify" style:justify-single-word="false" style:page-number="auto"/>
      <style:text-properties fo:font-size="11pt" fo:letter-spacing="-0.0043in" fo:font-weight="normal" style:font-size-asian="11pt" style:font-weight-asian="bold"/>
    </style:style>
    <style:style style:name="resume-position" style:family="paragraph" style:parent-style-name="resume-second_5f_heading" style:default-outline-level="">
      <style:paragraph-properties fo:margin-left="0.25in" fo:margin-right="0in" fo:margin-top="0in" fo:margin-bottom="0in" loext:contextual-spacing="false" fo:text-indent="0in" style:auto-text-indent="false"/>
      <style:text-properties style:font-name="Albertus Medium" fo:font-family="'Albertus Medium'" style:font-family-generic="roman" style:font-pitch="variable" fo:font-style="italic" fo:font-weight="bold" style:font-style-asian="italic" style:font-weight-asian="bold"/>
    </style:style>
    <style:style style:name="resume-contact" style:family="paragraph" style:parent-style-name="resume-top_5f_heading" style:default-outline-level="">
      <style:paragraph-properties style:line-height-at-least="0.0693in" fo:text-align="justify" style:justify-single-word="false"/>
      <style:text-properties fo:font-size="12pt" fo:font-weight="normal" style:font-size-asian="12pt" style:font-weight-asian="normal"/>
    </style:style>
    <style:style style:name="Objective" style:family="paragraph" style:parent-style-name="resume-body" style:default-outline-level="">
      <style:paragraph-properties fo:text-align="start" style:justify-single-word="false"/>
    </style:style>
    <style:style style:name="resume-objecctive" style:family="paragraph" style:parent-style-name="resume-body" style:default-outline-level="">
      <style:paragraph-properties fo:margin-left="0.5in" fo:margin-right="0.5in" fo:margin-top="0.0402in" fo:margin-bottom="0in" loext:contextual-spacing="false" style:line-height-at-least="0.2098in" fo:text-align="start" style:justify-single-word="false" fo:text-indent="0in" style:auto-text-indent="false"/>
    </style:style>
    <style:style style:name="resume-synopsis" style:family="paragraph" style:parent-style-name="resume-body" style:default-outline-level="">
      <style:paragraph-properties fo:margin-left="0.25in" fo:margin-right="0.25in" fo:margin-top="0.1in" fo:margin-bottom="0.1in" loext:contextual-spacing="false" style:line-height-at-least="0.1945in" fo:text-indent="0in" style:auto-text-indent="false"/>
    </style:style>
    <style:style style:name="resume-body-bullet" style:family="paragraph" style:parent-style-name="resume-body" style:default-outline-level="" style:master-page-name="">
      <style:paragraph-properties fo:margin-left="0in" fo:margin-right="0in" fo:margin-top="0in" fo:margin-bottom="0in" loext:contextual-spacing="false" style:line-height-at-least="0.0098in" fo:text-align="start" style:justify-single-word="false" fo:text-indent="0in" style:auto-text-indent="false" style:page-number="auto">
        <style:tab-stops/>
      </style:paragraph-properties>
      <style:text-properties fo:letter-spacing="normal"/>
    </style:style>
    <style:style style:name="resume_5f_heading" style:display-name="resume_heading" style:family="paragraph" style:parent-style-name="resume-top_5f_heading" style:default-outline-level="">
      <style:paragraph-properties fo:margin-top="0.139in" fo:margin-bottom="0in" loext:contextual-spacing="false" fo:text-align="justify" style:justify-single-word="false"/>
    </style:style>
    <style:style style:name="resume-body-bullet-first" style:family="paragraph" style:parent-style-name="resume-body-bullet" style:default-outline-level="">
      <style:paragraph-properties fo:margin-top="0.0402in" fo:margin-bottom="0in" loext:contextual-spacing="false"/>
    </style:style>
    <style:style style:name="resume-synopsis_20_unjustified" style:display-name="resume-synopsis unjustified" style:family="paragraph" style:parent-style-name="resume-synopsis" style:default-outline-level="">
      <style:paragraph-properties fo:margin-top="0.1in" fo:margin-bottom="0.05in" loext:contextual-spacing="false" fo:text-align="start" style:justify-single-word="false"/>
    </style:style>
    <style:style style:name="resume-underbar" style:family="paragraph" style:parent-style-name="resume-top_5f_heading" style:default-outline-level="">
      <style:paragraph-properties fo:margin-top="0in" fo:margin-bottom="0in" loext:contextual-spacing="fals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8Num3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Absatz-Standardschriftart" style:family="text"/>
    <style:style style:name="WW-Footnote_20_Characters" style:display-name="WW-Footnote Characters" style:family="text"/>
    <style:style style:name="WW-Bullets" style:family="text">
      <style:text-properties style:font-name="StarSymbol, 'Arial Unicode MS'" fo:font-family="'StarSymbol, 'Arial Unicode MS''" style:font-family-generic="roman" style:font-pitch="variable" fo:font-size="9pt" style:font-name-asian="StarSymbol, 'Arial Unicode MS'1" style:font-family-asian="'StarSymbol, 'Arial Unicode MS''" style:font-family-generic-asian="system" style:font-pitch-asian="variable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Endnote_20_Characters" style:display-name="WW-Endnote Characters" style:family="text"/>
    <style:style style:name="WW-WW8Num1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2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3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4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Absatz-Standardschriftart1" style:family="text"/>
    <style:style style:name="WW-Footnote_20_Characters1" style:display-name="WW-Footnote Characters1" style:family="text"/>
    <style:style style:name="WW-Bullets1" style:family="text">
      <style:text-properties style:font-name="StarSymbol, 'Arial Unicode MS'" fo:font-family="'StarSymbol, 'Arial Unicode MS''" style:font-family-generic="roman" style:font-pitch="variable" fo:font-size="9pt" style:font-name-asian="StarSymbol, 'Arial Unicode MS'1" style:font-family-asian="'StarSymbol, 'Arial Unicode MS''" style:font-family-generic-asian="system" style:font-pitch-asian="variable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Endnote_20_Characters1" style:display-name="WW-Endnote Characters1" style:family="text"/>
    <style:style style:name="WW-WW8Num1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2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3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4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Absatz-Standardschriftart11" style:family="text"/>
    <style:style style:name="WW-Footnote_20_Characters11" style:display-name="WW-Footnote Characters11" style:family="text"/>
    <style:style style:name="WW-Bullets11" style:family="text">
      <style:text-properties style:font-name="StarSymbol, 'Arial Unicode MS'" fo:font-family="'StarSymbol, 'Arial Unicode MS''" style:font-family-generic="roman" style:font-pitch="variable" fo:font-size="9pt" style:font-name-asian="StarSymbol, 'Arial Unicode MS'1" style:font-family-asian="'StarSymbol, 'Arial Unicode MS''" style:font-family-generic-asian="system" style:font-pitch-asian="variable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Endnote_20_Characters11" style:display-name="WW-Endnote Characters11" style:family="text"/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ymbol1" style:font-family-complex="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ymbol1" style:font-family-complex="Symbol" style:font-family-generic-complex="system" style:font-pitch-complex="variable" style:font-size-complex="9pt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75in" fo:margin-left="1in" fo:margin-right="1in" style:writing-mode="lr-tb" style:layout-grid-color="#c0c0c0" style:layout-grid-lines="55" style:layout-grid-base-height="0.1453in" style:layout-grid-ruby-height="0.021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1:19:29</meta:creation-date>
    <meta:keyword>Linux</meta:keyword>
    <meta:keyword>Unix</meta:keyword>
    <meta:keyword>VMware</meta:keyword>
    <meta:editing-cycles>28</meta:editing-cycles>
    <dc:subject>Christopher C. Petro.</dc:subject>
    <dc:title>Systems Archeologist, Process Anthropologist and General Troubleshooter</dc:title>
    <meta:editing-duration>P3DT4H11M58S</meta:editing-duration>
    <meta:generator>LibreOffice/5.1.6.2$MacOSX_X86_64 LibreOffice_project/07ac168c60a517dba0f0d7bc7540f5afa45f0909</meta:generator>
    <dc:date>2017-05-06T11:37:34.718072000</dc:date>
    <meta:print-date>2015-09-21T18:55:08.735531000</meta:print-date>
    <meta:document-statistic meta:table-count="0" meta:image-count="0" meta:object-count="0" meta:page-count="2" meta:paragraph-count="60" meta:word-count="876" meta:character-count="5894" meta:non-whitespace-character-count="5091"/>
  </office:meta>
</office:document-meta>
</file>